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Titulo_20_2">
      <style:text-properties fo:background-color="#99ff66"/>
    </style:style>
    <style:style style:name="P9" style:family="paragraph" style:parent-style-name="Titulo_20_2">
      <style:text-properties style:font-weight-complex="bold"/>
    </style:style>
    <style:style style:name="P10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11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12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text-properties style:font-name="Arial" fo:background-color="#99ff99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7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19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20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1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3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2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2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26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27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29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30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3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34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3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3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39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41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42" style:family="paragraph" style:parent-style-name="Table_20_Contents"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43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4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45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46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47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4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1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53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8">0 Informe banco de medición de figura de ruido</text:p>
      <text:p text:style-name="P10">Dedicar 1.5 horas diarias</text:p>
      <text:p text:style-name="Titulo_20_2">1 Diagrama conceptual de equipo prototipo.</text:p>
      <text:p text:style-name="P11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0">Ensamblar prototipo de modulo periféricos en protoboard, luego esquemáticos y armar en PCB de ser posible.</text:p>
      <text:p text:style-name="Titulo_20_2">3 Selección de componentes.</text:p>
      <text:p text:style-name="P10">En principio, circuitos integrados:</text:p>
      <text:p text:style-name="P12">Núcleo microprocesador.</text:p>
      <text:p text:style-name="P12">Drivers GPIO (expansores de puerto).</text:p>
      <text:p text:style-name="P12">Drivers de bus GPIB.</text:p>
      <text:p text:style-name="P12">Controlador y drivers de pantalla.</text:p>
      <text:p text:style-name="P12">Controlador de interfaz física.</text:p>
      <text:p text:style-name="P12">Modulo Ethernet.</text:p>
      <text:p text:style-name="P12">Pantalla táctil LCD.</text:p>
      <text:p text:style-name="P9">4 Investigación desarrollo empleando microcontrolador núcleo y periféricos.</text:p>
      <text:p text:style-name="P10">Investigar el desarrollo y programación con el micro núcleo, en caso de ser ARM.</text:p>
      <text:p text:style-name="P10">Investigar el desarrollo y programación de los periféricos, como módulos de Ethernet.</text:p>
      <text:p text:style-name="P10">Estudio diseños de referencia y tarjetas de desarrollo de los fabricantes.</text:p>
      <text:p text:style-name="P9">5 Investigación, selección e instalación software para desarrollo.</text:p>
      <text:p text:style-name="P10">Entornos de desarrollo para microcontroladores. Librerías de apoyo (USB, Ethernet, TCT/IP).</text:p>
      <text:p text:style-name="Titulo_20_2">6 Plantear estrategias de diseño software y firmware.</text:p>
      <text:p text:style-name="P11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9">7 Diagramas UML software y firmware.</text:p>
      <text:p text:style-name="P9">8 Elaborar software / firmware de prototipo en tarjeta de desarrollo</text:p>
      <text:p text:style-name="P10">Usar Intel Galileo para implementar y probar prototipo de software / firmware. Implementar prototipo software.</text:p>
      <text:p text:style-name="Titulo_20_2">9 Generar esquemáticos preliminares</text:p>
      <text:p text:style-name="P11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5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3">9</text:p>
          </table:table-cell>
          <table:table-cell table:style-name="Table1.A1" office:value-type="string">
            <text:p text:style-name="P13">10</text:p>
          </table:table-cell>
          <table:table-cell table:style-name="Table1.A1" office:value-type="string">
            <text:p text:style-name="P13">11</text:p>
          </table:table-cell>
          <table:table-cell table:style-name="Table1.M1" office:value-type="string">
            <text:p text:style-name="P13">12</text:p>
          </table:table-cell>
        </table:table-row>
        <table:table-row>
          <table:table-cell table:style-name="Table1.A2" office:value-type="string">
            <text:p text:style-name="P8">0 Informe banco de medición de figura de rui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M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3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4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13"/>
          </table:table-cell>
          <table:table-cell table:style-name="Table1.B5" office:value-type="string">
            <text:p text:style-name="P13"/>
          </table:table-cell>
          <table:table-cell table:style-name="Table1.B5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5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>4 Investigación desarrollo empleando microcontrolador núcleo y periféricos.</text:p>
          </table:table-cell>
          <table:table-cell table:style-name="Table1.A2" office:value-type="string">
            <text:p text:style-name="P13"/>
          </table:table-cell>
          <table:table-cell table:style-name="Table1.C6" office:value-type="string">
            <text:p text:style-name="P13"/>
          </table:table-cell>
          <table:table-cell table:style-name="Table1.C6" office:value-type="string">
            <text:p text:style-name="P13"/>
          </table:table-cell>
          <table:table-cell table:style-name="Table1.C6" office:value-type="string">
            <text:p text:style-name="P13"/>
          </table:table-cell>
          <table:table-cell table:style-name="Table1.C6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6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>5 Investigación, selección e instalación software para desarrollo.</text:p>
          </table:table-cell>
          <table:table-cell table:style-name="Table1.A2" office:value-type="string">
            <text:p text:style-name="P13"/>
          </table:table-cell>
          <table:table-cell table:style-name="Table1.C7" office:value-type="string">
            <text:p text:style-name="P13"/>
          </table:table-cell>
          <table:table-cell table:style-name="Table1.C7" office:value-type="string">
            <text:p text:style-name="P13"/>
          </table:table-cell>
          <table:table-cell table:style-name="Table1.C7" office:value-type="string">
            <text:p text:style-name="P13"/>
          </table:table-cell>
          <table:table-cell table:style-name="Table1.C7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7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8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>7 Diagramas UML software y firmware.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9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>8 Elaborar software / firmware de prototipo en tarjeta de desarrollo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10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11" office:value-type="string">
            <text:p text:style-name="P13"/>
          </table:table-cell>
          <table:table-cell table:style-name="Table1.H11" office:value-type="string">
            <text:p text:style-name="P13"/>
          </table:table-cell>
          <table:table-cell table:style-name="Table1.H11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11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12" office:value-type="string">
            <text:p text:style-name="P13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Mes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Tarea</text:p>
          </table:table-cell>
          <table:table-cell table:style-name="Table2.A1" office:value-type="string">
            <text:p text:style-name="P16">Horas</text:p>
          </table:table-cell>
          <table:table-cell table:style-name="Table2.A1" office:value-type="string">
            <text:p text:style-name="P16"/>
          </table:table-cell>
          <table:table-cell table:style-name="Table2.F1" office:value-type="string">
            <text:p text:style-name="P40">Observación</text:p>
          </table:table-cell>
        </table:table-row>
        <table:table-row>
          <table:table-cell table:style-name="Table2.A2" table:number-rows-spanned="6" office:value-type="string">
            <text:p text:style-name="P41">Abril</text:p>
          </table:table-cell>
          <table:table-cell table:style-name="Table2.A2" table:number-rows-spanned="6" office:value-type="string">
            <text:p text:style-name="P17">Jueves 27</text:p>
          </table:table-cell>
          <table:table-cell table:style-name="Table2.C2" office:value-type="string">
            <text:p text:style-name="P17">Instalar software</text:p>
          </table:table-cell>
          <table:table-cell table:style-name="Table2.D2" office:value-type="string">
            <text:p text:style-name="P18">-</text:p>
          </table:table-cell>
          <table:table-cell table:style-name="Table2.E2" office:value-type="string">
            <text:p text:style-name="P17"/>
          </table:table-cell>
          <table:table-cell table:style-name="Table2.F7" table:number-rows-spanned="6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17">Informe banco ruido</text:p>
          </table:table-cell>
          <table:table-cell table:style-name="Table2.D3" office:value-type="string">
            <text:p text:style-name="P18">1,5</text:p>
          </table:table-cell>
          <table:table-cell table:style-name="Table2.E3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17">Informe semanal</text:p>
          </table:table-cell>
          <table:table-cell table:style-name="Table2.D4" office:value-type="string">
            <text:p text:style-name="P18">1,5</text:p>
          </table:table-cell>
          <table:table-cell table:style-name="Table2.E4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17">Preparar lista de componentes</text:p>
          </table:table-cell>
          <table:table-cell table:style-name="Table2.D5" office:value-type="string">
            <text:p text:style-name="P18">1,0</text:p>
          </table:table-cell>
          <table:table-cell table:style-name="Table2.E5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17">Preparar footprints</text:p>
          </table:table-cell>
          <table:table-cell table:style-name="Table2.D6" office:value-type="string">
            <text:p text:style-name="P18">1,5</text:p>
          </table:table-cell>
          <table:table-cell table:style-name="Table2.E6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17">Trabajo en software Visa</text:p>
          </table:table-cell>
          <table:table-cell table:style-name="Table2.D7" office:value-type="string">
            <text:p text:style-name="P18">1,5</text:p>
          </table:table-cell>
          <table:table-cell table:style-name="Table2.E7" office:value-type="string">
            <text:p text:style-name="P24"/>
          </table:table-cell>
          <table:covered-table-cell/>
        </table:table-row>
        <table:table-row>
          <table:table-cell table:style-name="Table2.A2" table:number-rows-spanned="30" office:value-type="string">
            <text:p text:style-name="P42">Mayo</text:p>
          </table:table-cell>
          <table:table-cell table:style-name="Table2.A2" table:number-rows-spanned="6" office:value-type="string">
            <text:p text:style-name="P21">Lunes 8</text:p>
          </table:table-cell>
          <table:table-cell table:style-name="Table2.C8" office:value-type="string">
            <text:p text:style-name="P17">Informe banco ruido</text:p>
          </table:table-cell>
          <table:table-cell table:style-name="Table2.D8" office:value-type="string">
            <text:p text:style-name="P18">1,5</text:p>
          </table:table-cell>
          <table:table-cell table:style-name="Table2.E8" office:value-type="string">
            <text:p text:style-name="P24"/>
          </table:table-cell>
          <table:table-cell table:style-name="Table2.F13" table:number-rows-spanned="6" office:value-type="string">
            <text:p text:style-name="P26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17">Preparar lista de componentes</text:p>
          </table:table-cell>
          <table:table-cell table:style-name="Table2.D13" office:value-type="string">
            <text:p text:style-name="P18">1,0</text:p>
          </table:table-cell>
          <table:table-cell table:style-name="Table2.E13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1">Preparar stencil footprint</text:p>
          </table:table-cell>
          <table:table-cell table:style-name="Table2.D13" office:value-type="string">
            <text:p text:style-name="P22">1,0</text:p>
          </table:table-cell>
          <table:table-cell table:style-name="Table2.E13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1">Lectura desarrollo Microchip</text:p>
          </table:table-cell>
          <table:table-cell table:style-name="Table2.D13" office:value-type="string">
            <text:p text:style-name="P22">1,5</text:p>
          </table:table-cell>
          <table:table-cell table:style-name="Table2.E13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1">Lectura Visa</text:p>
          </table:table-cell>
          <table:table-cell table:style-name="Table2.D13" office:value-type="string">
            <text:p text:style-name="P22">1,0</text:p>
          </table:table-cell>
          <table:table-cell table:style-name="Table2.E13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1">Pruebas desarrollo Visa</text:p>
          </table:table-cell>
          <table:table-cell table:style-name="Table2.D13" office:value-type="string">
            <text:p text:style-name="P22">1,5</text:p>
          </table:table-cell>
          <table:table-cell table:style-name="Table2.E13" office:value-type="string">
            <text:p text:style-name="P2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7">Martes 8</text:p>
          </table:table-cell>
          <table:table-cell table:style-name="Table2.C14" office:value-type="string">
            <text:p text:style-name="P17">Informe banco ruido</text:p>
          </table:table-cell>
          <table:table-cell table:style-name="Table2.D14" office:value-type="string">
            <text:p text:style-name="P18">1,5</text:p>
          </table:table-cell>
          <table:table-cell table:style-name="Table2.E14" office:value-type="string">
            <text:p text:style-name="P25"/>
          </table:table-cell>
          <table:table-cell table:style-name="Table2.F19" table:number-rows-spanned="6" office:value-type="string">
            <text:p text:style-name="P26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27">Preparar lista de componentes</text:p>
          </table:table-cell>
          <table:table-cell table:style-name="Table2.D18" office:value-type="string">
            <text:p text:style-name="P28">1,0</text:p>
          </table:table-cell>
          <table:table-cell table:style-name="Table2.E18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3">Preparar stencil footprint</text:p>
          </table:table-cell>
          <table:table-cell table:style-name="Table2.D18" office:value-type="string">
            <text:p text:style-name="P28">1,0</text:p>
          </table:table-cell>
          <table:table-cell table:style-name="Table2.E18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3">Lectura desarrollo Microchip</text:p>
          </table:table-cell>
          <table:table-cell table:style-name="Table2.D18" office:value-type="string">
            <text:p text:style-name="P28">1,0</text:p>
          </table:table-cell>
          <table:table-cell table:style-name="Table2.E18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1">Lectura Visa</text:p>
          </table:table-cell>
          <table:table-cell table:style-name="Table2.D18" office:value-type="string">
            <text:p text:style-name="P28">1,0</text:p>
          </table:table-cell>
          <table:table-cell table:style-name="Table2.E18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21">Pruebas desarrollo Visa</text:p>
          </table:table-cell>
          <table:table-cell table:style-name="Table2.D19" office:value-type="string">
            <text:p text:style-name="P28">1,0</text:p>
          </table:table-cell>
          <table:table-cell table:style-name="Table2.E19" office:value-type="string">
            <text:p text:style-name="P2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29"/>
          </table:table-cell>
          <table:table-cell table:style-name="Table2.D21" office:value-type="string">
            <text:p text:style-name="P28"/>
          </table:table-cell>
          <table:table-cell table:style-name="Table2.E21" office:value-type="string">
            <text:p text:style-name="P30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34">Jueves 11</text:p>
          </table:table-cell>
          <table:table-cell table:style-name="Table2.C21" office:value-type="string">
            <text:p text:style-name="P17">Informe banco ruido</text:p>
          </table:table-cell>
          <table:table-cell table:style-name="Table2.D21" office:value-type="string">
            <text:p text:style-name="P18">1,5</text:p>
          </table:table-cell>
          <table:table-cell table:style-name="Table2.E21" office:value-type="string">
            <text:p text:style-name="P32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34">Búsqueda de componentes</text:p>
          </table:table-cell>
          <table:table-cell table:style-name="Table2.D26" office:value-type="string">
            <text:p text:style-name="P28">1,0</text:p>
          </table:table-cell>
          <table:table-cell table:style-name="Table2.E26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4">Prepara lista de componentes</text:p>
          </table:table-cell>
          <table:table-cell table:style-name="Table2.D26" office:value-type="string">
            <text:p text:style-name="P35">1.0</text:p>
          </table:table-cell>
          <table:table-cell table:style-name="Table2.E26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3">Preparar stencil footprint</text:p>
          </table:table-cell>
          <table:table-cell table:style-name="Table2.D26" office:value-type="string">
            <text:p text:style-name="P28">1,0</text:p>
          </table:table-cell>
          <table:table-cell table:style-name="Table2.E26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3">Lectura desarrollo Microchip</text:p>
          </table:table-cell>
          <table:table-cell table:style-name="Table2.D26" office:value-type="string">
            <text:p text:style-name="P28">1,0</text:p>
          </table:table-cell>
          <table:table-cell table:style-name="Table2.E26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1">Lectura Visa</text:p>
          </table:table-cell>
          <table:table-cell table:style-name="Table2.D26" office:value-type="string">
            <text:p text:style-name="P28">1,0</text:p>
          </table:table-cell>
          <table:table-cell table:style-name="Table2.E26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21">Pruebas desarrollo Visa</text:p>
          </table:table-cell>
          <table:table-cell table:style-name="Table2.D27" office:value-type="string">
            <text:p text:style-name="P28">1,0</text:p>
          </table:table-cell>
          <table:table-cell table:style-name="Table2.E27" office:value-type="string">
            <text:p text:style-name="P3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53">Informe banco ruido</text:p>
          </table:table-cell>
          <table:table-cell table:style-name="Table2.D31" office:value-type="string">
            <text:p text:style-name="P38">2.0</text:p>
          </table:table-cell>
          <table:table-cell table:style-name="Table2.E31" office:value-type="string">
            <text:p text:style-name="P36"/>
          </table:table-cell>
          <table:table-cell table:style-name="Table2.F32" table:number-rows-spanned="5" office:value-type="string">
            <text:p text:style-name="P45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53">Informe semanal</text:p>
          </table:table-cell>
          <table:table-cell table:style-name="Table2.D31" office:value-type="string">
            <text:p text:style-name="P38">1.0</text:p>
          </table:table-cell>
          <table:table-cell table:style-name="Table2.E31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3"><text:span text:style-name="T7">Búsqueda</text:span> + lista de componentes</text:p>
          </table:table-cell>
          <table:table-cell table:style-name="Table2.D31" office:value-type="string">
            <text:p text:style-name="P38">1,5</text:p>
          </table:table-cell>
          <table:table-cell table:style-name="Table2.E31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3">Prepara<text:span text:style-name="T8">r</text:span> stencil footprints</text:p>
          </table:table-cell>
          <table:table-cell table:style-name="Table2.D31" office:value-type="string">
            <text:p text:style-name="P38">1,0</text:p>
          </table:table-cell>
          <table:table-cell table:style-name="Table2.E31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53"><text:span text:style-name="T7">Prueba</text:span> desarrollo Visa</text:p>
          </table:table-cell>
          <table:table-cell table:style-name="Table2.D32" office:value-type="string">
            <text:p text:style-name="P38">2,0</text:p>
          </table:table-cell>
          <table:table-cell table:style-name="Table2.E32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5">Lunes 15</text:p>
          </table:table-cell>
          <table:table-cell table:style-name="Table2.C146" office:value-type="string">
            <text:p text:style-name="P53">Informe banco ruido</text:p>
          </table:table-cell>
          <table:table-cell table:style-name="Table2.D146" office:value-type="string">
            <text:p text:style-name="P38">2.<text:span text:style-name="T8">0</text:span></text:p>
          </table:table-cell>
          <table:table-cell table:style-name="Table2.E146" office:value-type="string">
            <text:p text:style-name="P36"/>
          </table:table-cell>
          <table:table-cell table:style-name="Table2.F146" office:value-type="string">
            <text:p text:style-name="P46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46">Martes 16</text:p>
          </table:table-cell>
          <table:table-cell table:style-name="Table2.C146" office:value-type="string">
            <text:p text:style-name="P55">Informe banco ruido</text:p>
          </table:table-cell>
          <table:table-cell table:style-name="Table2.D146" office:value-type="string">
            <text:p text:style-name="P52">1,0</text:p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6" office:value-type="string">
            <text:p text:style-name="P54">Informe semanal</text:p>
          </table:table-cell>
          <table:table-cell table:style-name="Table2.D146" office:value-type="string">
            <text:p text:style-name="P52">1,0</text:p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6" office:value-type="string">
            <text:p text:style-name="P55">Componentes: búsqueda+lista</text:p>
          </table:table-cell>
          <table:table-cell table:style-name="Table2.D146" office:value-type="string">
            <text:p text:style-name="P52">1,0</text:p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6" office:value-type="string">
            <text:p text:style-name="P55">Pruebas desarrollo Visa</text:p>
          </table:table-cell>
          <table:table-cell table:style-name="Table2.D146" office:value-type="string">
            <text:p text:style-name="P52">2,0</text:p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covered-table-cell/>
          <table:table-cell table:style-name="Table2.C146" office:value-type="string">
            <text:p text:style-name="P54">Prepara<text:span text:style-name="T8">r</text:span> stencil footprints</text:p>
          </table:table-cell>
          <table:table-cell table:style-name="Table2.D146" office:value-type="string">
            <text:p text:style-name="P52">1,0</text:p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39" office:value-type="string">
            <text:p text:style-name="P39"/>
          </table:table-cell>
          <table:table-cell table:style-name="Table2.D39" office:value-type="string">
            <text:p text:style-name="P38"/>
          </table:table-cell>
          <table:table-cell table:style-name="Table2.E39" office:value-type="string">
            <text:p text:style-name="P37"/>
          </table:table-cell>
          <table:table-cell table:style-name="Table2.F39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39"/>
          </table:table-cell>
          <table:table-cell table:style-name="Table2.D147" office:value-type="string">
            <text:p text:style-name="P38"/>
          </table:table-cell>
          <table:table-cell table:style-name="Table2.E147" office:value-type="string">
            <text:p text:style-name="P37"/>
          </table:table-cell>
          <table:table-cell table:style-name="Table2.F147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Día</text:p>
          </table:table-cell>
          <table:table-cell table:style-name="Table3.B1" office:value-type="string">
            <text:p text:style-name="P15">Motivo</text:p>
          </table:table-cell>
        </table:table-row>
        <table:table-row table:style-name="Table3.1">
          <table:table-cell table:style-name="Table3.A2" office:value-type="string">
            <text:p text:style-name="P17">Marzo <text:span text:style-name="T4">30</text:span></text:p>
          </table:table-cell>
          <table:table-cell table:style-name="Table3.B2" office:value-type="string">
            <text:p text:style-name="P17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7">Abril 17</text:p>
          </table:table-cell>
          <table:table-cell table:style-name="Table3.B2" office:value-type="string">
            <text:p text:style-name="P17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7">Abril 26</text:p>
          </table:table-cell>
          <table:table-cell table:style-name="Table3.B4" office:value-type="string">
            <text:p text:style-name="P17">Problemas de salud</text:p>
          </table:table-cell>
        </table:table-row>
        <table:table-row table:style-name="Table3.1">
          <table:table-cell table:style-name="Table3.A5" office:value-type="string">
            <text:p text:style-name="P19">Mayo 1</text:p>
          </table:table-cell>
          <table:table-cell table:style-name="Table3.B5" office:value-type="string">
            <text:p text:style-name="P19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7">Mayo 2</text:p>
          </table:table-cell>
          <table:table-cell table:style-name="Table3.B2" office:value-type="string">
            <text:p text:style-name="P17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9">Mayo 3</text:p>
          </table:table-cell>
          <table:table-cell table:style-name="Table3.B2" office:value-type="string">
            <text:p text:style-name="P19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9">Mayo 4</text:p>
          </table:table-cell>
          <table:table-cell table:style-name="Table3.B2" office:value-type="string">
            <text:p text:style-name="P2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9">Mayo 5</text:p>
          </table:table-cell>
          <table:table-cell table:style-name="Table3.B2" office:value-type="string">
            <text:p text:style-name="P2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3">Mayo 10</text:p>
          </table:table-cell>
          <table:table-cell table:style-name="Table3.B2" office:value-type="string">
            <text:p text:style-name="P33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16T09:14:13.886404948</dc:date>
    <meta:editing-cycles>47</meta:editing-cycles>
    <meta:editing-duration>PT18H9M26S</meta:editing-duration>
    <meta:document-statistic meta:table-count="3" meta:image-count="0" meta:object-count="0" meta:page-count="7" meta:paragraph-count="169" meta:word-count="617" meta:character-count="4010" meta:non-whitespace-character-count="3558"/>
    <meta:template xlink:type="simple" xlink:actuate="onRequest" xlink:title="" xlink:href="Normal.dotm"/>
  </office:meta>
</office:document-meta>
</file>